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6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000000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2cm" svg:height="2.2cm" svg:x="4.3cm" svg:y="4.8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2cm" svg:height="2.2cm" svg:x="4.4cm" svg:y="7.5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2cm" svg:height="2.2cm" svg:x="4.7cm" svg:y="14.2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5.1cm" svg:y="10.7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4" draw:layer="layout" svg:width="2.2cm" svg:height="2.2cm" svg:x="9.6cm" svg:y="7.4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2.2cm" svg:height="2.2cm" svg:x="9.9cm" svg:y="14.1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10.3cm" svg:y="10.6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4" draw:layer="layout" svg:width="2.2cm" svg:height="2.2cm" svg:x="9.499cm" svg:y="4.7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2.2cm" svg:height="2.2cm" svg:x="12.9cm" svg:y="7.4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2.2cm" svg:height="2.2cm" svg:x="13.2cm" svg:y="14.1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13.6cm" svg:y="10.6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4" draw:layer="layout" svg:width="2.2cm" svg:height="2.2cm" svg:x="12.799cm" svg:y="4.7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2.2cm" svg:height="2.2cm" svg:x="18.5cm" svg:y="7.2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2.2cm" svg:height="2.2cm" svg:x="18.8cm" svg:y="13.9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19.2cm" svg:y="10.4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4" draw:layer="layout" svg:width="2.2cm" svg:height="2.2cm" svg:x="18.399cm" svg:y="4.5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2.2cm" svg:height="2.2cm" svg:x="23cm" svg:y="7.2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2.2cm" svg:height="2.2cm" svg:x="23.3cm" svg:y="13.801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23.7cm" svg:y="10.4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4" draw:layer="layout" svg:width="2.2cm" svg:height="2.2cm" svg:x="22.899cm" svg:y="4.5cm">
          <text:p text:style-name="P1"><text:span text:style-name="T1">パーセプ</text:span></text:p>
          <text:p text:style-name="P1"><text:span text:style-name="T1">トロ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6.6cm" svg:y1="5.9cm" svg:x2="9.6cm" svg:y2="5.8cm">
          <text:p/>
        </draw:line>
        <draw:line draw:style-name="gr3" draw:text-style-name="P5" draw:layer="layout" svg:x1="6.5cm" svg:y1="5.8cm" svg:x2="9.7cm" svg:y2="8.6cm">
          <text:p/>
        </draw:line>
        <draw:line draw:style-name="gr3" draw:text-style-name="P5" draw:layer="layout" svg:x1="6.5cm" svg:y1="6.1cm" svg:x2="9.9cm" svg:y2="15.4cm">
          <text:p/>
        </draw:line>
        <draw:line draw:style-name="gr3" draw:text-style-name="P5" draw:layer="layout" svg:x1="6.5cm" svg:y1="8.6cm" svg:x2="9.5cm" svg:y2="5.8cm">
          <text:p/>
        </draw:line>
        <draw:line draw:style-name="gr3" draw:text-style-name="P5" draw:layer="layout" svg:x1="6.5cm" svg:y1="8.6cm" svg:x2="9.7cm" svg:y2="8.5cm">
          <text:p/>
        </draw:line>
        <draw:line draw:style-name="gr3" draw:text-style-name="P5" draw:layer="layout" svg:x1="6.6cm" svg:y1="8.6cm" svg:x2="9.8cm" svg:y2="15.3cm">
          <text:p/>
        </draw:line>
        <draw:line draw:style-name="gr3" draw:text-style-name="P5" draw:layer="layout" svg:x1="6.9cm" svg:y1="15.2cm" svg:x2="9.4cm" svg:y2="5.7cm">
          <text:p/>
        </draw:line>
        <draw:line draw:style-name="gr3" draw:text-style-name="P5" draw:layer="layout" svg:x1="6.9cm" svg:y1="15.2cm" svg:x2="9.6cm" svg:y2="8.4cm">
          <text:p/>
        </draw:line>
        <draw:line draw:style-name="gr3" draw:text-style-name="P5" draw:layer="layout" svg:x1="7cm" svg:y1="15.3cm" svg:x2="10cm" svg:y2="15.2cm">
          <text:p/>
        </draw:line>
        <draw:line draw:style-name="gr3" draw:text-style-name="P5" draw:layer="layout" svg:x1="11.7cm" svg:y1="5.8cm" svg:x2="13cm" svg:y2="5.8cm">
          <text:p/>
        </draw:line>
        <draw:line draw:style-name="gr3" draw:text-style-name="P5" draw:layer="layout" svg:x1="11.8cm" svg:y1="8.5cm" svg:x2="13cm" svg:y2="8.4cm">
          <text:p/>
        </draw:line>
        <draw:line draw:style-name="gr3" draw:text-style-name="P5" draw:layer="layout" svg:x1="11.8cm" svg:y1="6cm" svg:x2="12.9cm" svg:y2="8.6cm">
          <text:p/>
        </draw:line>
        <draw:line draw:style-name="gr3" draw:text-style-name="P5" draw:layer="layout" svg:x1="11.7cm" svg:y1="5.8cm" svg:x2="13.3cm" svg:y2="15.3cm">
          <text:p/>
        </draw:line>
        <draw:line draw:style-name="gr3" draw:text-style-name="P5" draw:layer="layout" svg:x1="12cm" svg:y1="8.5cm" svg:x2="12.9cm" svg:y2="5.5cm">
          <text:p/>
        </draw:line>
        <draw:line draw:style-name="gr3" draw:text-style-name="P5" draw:layer="layout" svg:x1="11.8cm" svg:y1="8.5cm" svg:x2="13.3cm" svg:y2="15.5cm">
          <text:p/>
        </draw:line>
        <draw:line draw:style-name="gr3" draw:text-style-name="P5" draw:layer="layout" svg:x1="12.2cm" svg:y1="15.1cm" svg:x2="13.4cm" svg:y2="15.2cm">
          <text:p/>
        </draw:line>
        <draw:line draw:style-name="gr3" draw:text-style-name="P5" draw:layer="layout" svg:x1="12.2cm" svg:y1="15.1cm" svg:x2="12.8cm" svg:y2="5.5cm">
          <text:p/>
        </draw:line>
        <draw:line draw:style-name="gr3" draw:text-style-name="P5" draw:layer="layout" svg:x1="12.1cm" svg:y1="14.9cm" svg:x2="12.8cm" svg:y2="8.3cm">
          <text:p/>
        </draw:line>
        <draw:line draw:style-name="gr3" draw:text-style-name="P5" draw:layer="layout" svg:x1="15cm" svg:y1="5.7cm" svg:x2="15.9cm" svg:y2="5.7cm">
          <text:p/>
        </draw:line>
        <draw:line draw:style-name="gr3" draw:text-style-name="P5" draw:layer="layout" svg:x1="15.2cm" svg:y1="8.5cm" svg:x2="16.1cm" svg:y2="8.5cm">
          <text:p/>
        </draw:line>
        <draw:line draw:style-name="gr3" draw:text-style-name="P5" draw:layer="layout" svg:x1="15.5cm" svg:y1="15.3cm" svg:x2="16.4cm" svg:y2="15.3cm">
          <text:p/>
        </draw:line>
        <draw:line draw:style-name="gr3" draw:text-style-name="P5" draw:layer="layout" svg:x1="17.4cm" svg:y1="5.7cm" svg:x2="18.4cm" svg:y2="5.7cm">
          <text:p/>
        </draw:line>
        <draw:line draw:style-name="gr3" draw:text-style-name="P5" draw:layer="layout" svg:x1="17.7cm" svg:y1="8.4cm" svg:x2="18.6cm" svg:y2="8.4cm">
          <text:p/>
        </draw:line>
        <draw:line draw:style-name="gr3" draw:text-style-name="P5" draw:layer="layout" svg:x1="18cm" svg:y1="15.2cm" svg:x2="18.9cm" svg:y2="15.2cm">
          <text:p/>
        </draw:line>
        <draw:frame draw:style-name="gr4" draw:text-style-name="P3" draw:layer="layout" svg:width="2cm" svg:height="1.15cm" svg:x="16.1cm" svg:y="5.3cm">
          <draw:text-box>
            <text:p><text:span text:style-name="T2">・・・</text:span></text:p>
          </draw:text-box>
        </draw:frame>
        <draw:frame draw:style-name="gr4" draw:text-style-name="P3" draw:layer="layout" svg:width="2cm" svg:height="1.15cm" svg:x="16.1cm" svg:y="8.1cm">
          <draw:text-box>
            <text:p><text:span text:style-name="T2">・・・</text:span></text:p>
          </draw:text-box>
        </draw:frame>
        <draw:frame draw:style-name="gr4" draw:text-style-name="P3" draw:layer="layout" svg:width="2cm" svg:height="1.15cm" svg:x="16.2cm" svg:y="14.9cm">
          <draw:text-box>
            <text:p><text:span text:style-name="T2">・・・</text:span></text:p>
          </draw:text-box>
        </draw:frame>
        <draw:line draw:style-name="gr3" draw:text-style-name="P5" draw:layer="layout" svg:x1="20.7cm" svg:y1="5.6cm" svg:x2="23cm" svg:y2="5.6cm">
          <text:p/>
        </draw:line>
        <draw:line draw:style-name="gr3" draw:text-style-name="P5" draw:layer="layout" svg:x1="20.7cm" svg:y1="5.6cm" svg:x2="23.1cm" svg:y2="8.4cm">
          <text:p/>
        </draw:line>
        <draw:line draw:style-name="gr3" draw:text-style-name="P5" draw:layer="layout" svg:x1="20.7cm" svg:y1="5.5cm" svg:x2="23.4cm" svg:y2="15.3cm">
          <text:p/>
        </draw:line>
        <draw:line draw:style-name="gr3" draw:text-style-name="P5" draw:layer="layout" svg:x1="20.7cm" svg:y1="8.4cm" svg:x2="23cm" svg:y2="5.4cm">
          <text:p/>
        </draw:line>
        <draw:line draw:style-name="gr3" draw:text-style-name="P5" draw:layer="layout" svg:x1="20.8cm" svg:y1="8.3cm" svg:x2="23.1cm" svg:y2="8.3cm">
          <text:p/>
        </draw:line>
        <draw:line draw:style-name="gr3" draw:text-style-name="P5" draw:layer="layout" svg:x1="20.7cm" svg:y1="8.4cm" svg:x2="23.4cm" svg:y2="15.2cm">
          <text:p/>
        </draw:line>
        <draw:line draw:style-name="gr3" draw:text-style-name="P5" draw:layer="layout" svg:x1="20.9cm" svg:y1="14.9cm" svg:x2="22.8cm" svg:y2="5.5cm">
          <text:p/>
        </draw:line>
        <draw:line draw:style-name="gr3" draw:text-style-name="P5" draw:layer="layout" svg:x1="21.1cm" svg:y1="14.9cm" svg:x2="23.1cm" svg:y2="8.2cm">
          <text:p/>
        </draw:line>
        <draw:line draw:style-name="gr3" draw:text-style-name="P5" draw:layer="layout" svg:x1="20.9cm" svg:y1="15cm" svg:x2="23.5cm" svg:y2="15.1cm">
          <text:p/>
        </draw:line>
        <draw:line draw:style-name="gr3" draw:text-style-name="P5" draw:layer="layout" svg:x1="25.2cm" svg:y1="5.5cm" svg:x2="26.7cm" svg:y2="5.5cm">
          <text:p/>
        </draw:line>
        <draw:frame draw:style-name="gr4" draw:text-style-name="P6" draw:layer="layout" svg:width="2.5cm" svg:height="1.15cm" svg:x="26.7cm" svg:y="5cm">
          <draw:text-box>
            <text:p>出力0</text:p>
          </draw:text-box>
        </draw:frame>
        <draw:line draw:style-name="gr3" draw:text-style-name="P5" draw:layer="layout" svg:x1="25.199cm" svg:y1="8.1cm" svg:x2="26.6cm" svg:y2="8.1cm">
          <text:p/>
        </draw:line>
        <draw:frame draw:style-name="gr4" draw:text-style-name="P6" draw:layer="layout" svg:width="2.5cm" svg:height="1.15cm" svg:x="26.699cm" svg:y="7.6cm">
          <draw:text-box>
            <text:p>出力1</text:p>
          </draw:text-box>
        </draw:frame>
        <draw:line draw:style-name="gr3" draw:text-style-name="P5" draw:layer="layout" svg:x1="25.499cm" svg:y1="14.9cm" svg:x2="26.699cm" svg:y2="14.9cm">
          <text:p/>
        </draw:line>
        <draw:frame draw:style-name="gr5" draw:text-style-name="P6" draw:layer="layout" svg:width="2.999cm" svg:height="1.521cm" svg:x="26.5cm" svg:y="14.5cm">
          <draw:text-box>
            <text:p>出力M-1</text:p>
          </draw:text-box>
        </draw:frame>
        <draw:frame draw:style-name="gr2" draw:text-style-name="P3" draw:layer="layout" svg:width="1.1cm" svg:height="2.4cm" svg:x="27.2cm" svg:y="10.3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6" draw:text-style-name="P5" draw:layer="layout" svg:width="4.2cm" svg:height="14.8cm" svg:x="3.6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2.8cm" svg:height="14.8cm" svg:x="8.7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5cm" svg:height="14.8cm" svg:x="22.3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3.1cm" svg:height="1.55cm" svg:x="4.2cm" svg:y="2.4cm">
          <draw:text-box>
            <text:p>入力層</text:p>
          </draw:text-box>
        </draw:frame>
        <draw:frame draw:style-name="gr7" draw:text-style-name="P6" draw:layer="layout" svg:width="3.1cm" svg:height="1.55cm" svg:x="14cm" svg:y="2.3cm">
          <draw:text-box>
            <text:p>隠れ層</text:p>
          </draw:text-box>
        </draw:frame>
        <draw:frame draw:style-name="gr7" draw:text-style-name="P6" draw:layer="layout" svg:width="3.1cm" svg:height="1.55cm" svg:x="22.7cm" svg:y="2.35cm">
          <draw:text-box>
            <text:p>出力層</text:p>
          </draw:text-box>
        </draw:frame>
        <draw:line draw:style-name="gr3" draw:text-style-name="P5" draw:layer="layout" svg:x1="15cm" svg:y1="5.7cm" svg:x2="15.9cm" svg:y2="7cm">
          <text:p/>
        </draw:line>
        <draw:line draw:style-name="gr3" draw:text-style-name="P5" draw:layer="layout" svg:x1="15.1cm" svg:y1="8.5cm" svg:x2="15.9cm" svg:y2="7.6cm">
          <text:p/>
        </draw:line>
        <draw:line draw:style-name="gr3" draw:text-style-name="P5" draw:layer="layout" svg:x1="15.3cm" svg:y1="8.6cm" svg:x2="15.8cm" svg:y2="9.6cm">
          <text:p/>
        </draw:line>
        <draw:line draw:style-name="gr3" draw:text-style-name="P5" draw:layer="layout" svg:x1="17.7cm" svg:y1="6.7cm" svg:x2="18.4cm" svg:y2="5.7cm">
          <text:p/>
        </draw:line>
        <draw:line draw:style-name="gr3" draw:text-style-name="P5" draw:layer="layout" svg:x1="17.9cm" svg:y1="7.6cm" svg:x2="18.6cm" svg:y2="8.6cm">
          <text:p/>
        </draw:line>
        <draw:line draw:style-name="gr3" draw:text-style-name="P5" draw:layer="layout" svg:x1="17.9cm" svg:y1="9.3cm" svg:x2="18.5cm" svg:y2="8.5cm">
          <text:p/>
        </draw:line>
        <draw:line draw:style-name="gr3" draw:text-style-name="P5" draw:layer="layout" svg:x1="15.4cm" svg:y1="15.1cm" svg:x2="16.3cm" svg:y2="14cm">
          <text:p/>
        </draw:line>
        <draw:line draw:style-name="gr3" draw:text-style-name="P5" draw:layer="layout" svg:x1="18.1cm" svg:y1="14cm" svg:x2="18.9cm" svg:y2="15.1cm">
          <text:p/>
        </draw:line>
        <draw:frame draw:style-name="gr4" draw:text-style-name="P6" draw:layer="layout" svg:width="2.5cm" svg:height="1.15cm" svg:x="1.001cm" svg:y="5.5cm">
          <draw:text-box>
            <text:p>入力0</text:p>
          </draw:text-box>
        </draw:frame>
        <draw:frame draw:style-name="gr4" draw:text-style-name="P6" draw:layer="layout" svg:width="2.5cm" svg:height="1.15cm" svg:x="1cm" svg:y="8.1cm">
          <draw:text-box>
            <text:p>入力1</text:p>
          </draw:text-box>
        </draw:frame>
        <draw:frame draw:style-name="gr5" draw:text-style-name="P6" draw:layer="layout" svg:width="3cm" svg:height="1.521cm" svg:x="0.6cm" svg:y="14.9cm">
          <draw:text-box>
            <text:p>入力N-1</text:p>
          </draw:text-box>
        </draw:frame>
        <draw:frame draw:style-name="gr2" draw:text-style-name="P3" draw:layer="layout" svg:width="1.1cm" svg:height="2.4cm" svg:x="1.501cm" svg:y="10.8cm">
          <draw:text-box>
            <text:p><text:span text:style-name="T2">・</text:span></text:p>
            <text:p><text:span text:style-name="T2">・・</text:span></text:p>
          </draw:text-box>
        </draw:frame>
        <draw:line draw:style-name="gr3" draw:text-style-name="P5" draw:layer="layout" svg:x1="3.101cm" svg:y1="5.9cm" svg:x2="4.301cm" svg:y2="5.9cm">
          <text:p/>
        </draw:line>
        <draw:line draw:style-name="gr3" draw:text-style-name="P5" draw:layer="layout" svg:x1="3.1cm" svg:y1="8.5cm" svg:x2="4.3cm" svg:y2="8.5cm">
          <text:p/>
        </draw:line>
        <draw:line draw:style-name="gr3" draw:text-style-name="P5" draw:layer="layout" svg:x1="3.4cm" svg:y1="15.3cm" svg:x2="4.6cm" svg:y2="15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1-04-29T15:28:56.658686274</dc:date>
    <meta:editing-duration>PT43M16S</meta:editing-duration>
    <meta:editing-cycles>22</meta:editing-cycles>
    <meta:generator>LibreOffice/6.4.7.2$Linux_X86_64 LibreOffice_project/40$Build-2</meta:generator>
    <meta:document-statistic meta:object-count="84"/>
  </office:meta>
</office:document-meta>
</file>